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32767*"/>
    </style:style>
    <style:style style:name="Tabela1.B" style:family="table-column">
      <style:table-column-properties style:column-width="8.795cm" style:rel-column-width="32768*"/>
    </style:style>
    <style:style style:name="Tabela1.1" style:family="table-row">
      <style:table-row-properties style:min-row-height="2.999cm"/>
    </style:style>
    <style:style style:name="Tabela1.A1" style:family="table-cell">
      <style:table-cell-properties style:vertical-align=""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f6d6d" fo:padding="0.097cm" fo:border="0.05pt solid #000000">
        <style:background-image/>
      </style:table-cell-properties>
    </style:style>
    <style:style style:name="Tabela1.2" style:family="table-row">
      <style:table-row-properties style:min-row-height="3.087cm"/>
    </style:style>
    <style:style style:name="Tabela1.A2" style:family="table-cell">
      <style:table-cell-properties fo:background-color="#afd095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14pt" officeooo:rsid="00107d30" officeooo:paragraph-rsid="00107d30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107d30" officeooo:paragraph-rsid="00107d30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07d30" officeooo:paragraph-rsid="00107d30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19c7ab" officeooo:paragraph-rsid="0019c7ab" style:font-weight-asian="bold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19c7ab" officeooo:paragraph-rsid="001a75d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9c7ab" officeooo:paragraph-rsid="0019c7a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a75dc" officeooo:paragraph-rsid="001a75dc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Liberation Sans" fo:font-size="12pt" fo:font-style="normal" style:text-underline-style="none" fo:font-weight="normal" officeooo:rsid="001653b3" officeooo:paragraph-rsid="0019c7ab" style:font-style-asian="normal" style:font-weight-asian="normal" style:font-style-complex="normal" style:font-weight-complex="normal"/>
    </style:style>
    <style:style style:name="P9" style:family="paragraph" style:parent-style-name="Table_20_Contents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de9b5" officeooo:paragraph-rsid="001de9b5" style:font-weight-asian="normal" style:font-weight-complex="normal"/>
    </style:style>
    <style:style style:name="P10" style:family="paragraph" style:parent-style-name="Table_20_Contents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e0714" officeooo:paragraph-rsid="001e0714" style:font-weight-asian="normal" style:font-weight-complex="normal"/>
    </style:style>
    <style:style style:name="P11" style:family="paragraph" style:parent-style-name="Table_20_Contents" style:list-style-name="L1">
      <style:paragraph-properties fo:text-align="start" style:justify-single-word="false"/>
      <style:text-properties style:font-name="Liberation Sans" fo:font-size="12pt" style:text-underline-style="none" fo:font-weight="normal" officeooo:rsid="001f29cc" officeooo:paragraph-rsid="001f29cc" style:font-weight-asian="normal" style:font-weight-complex="normal"/>
    </style:style>
    <style:style style:name="T1" style:family="text">
      <style:text-properties officeooo:rsid="001c65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S. FERNANDES</text:p>
      <text:p text:style-name="P1"/>
      <text:p text:style-name="P2">ANÁLISE DE MARKETING – <text:span text:style-name="T1">TRAKINAS</text:span></text:p>
      <text:p text:style-name="P2"/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FORÇAS</text:p>
            <text:p text:style-name="P4"/>
            <text:list xml:id="list1473562432" text:style-name="L1">
              <text:list-item>
                <text:p text:style-name="P9">Preço;</text:p>
                <text:p text:style-name="P9"/>
              </text:list-item>
              <text:list-item>
                <text:p text:style-name="P10">Marca e produtos extremamente conhecidos;</text:p>
                <text:p text:style-name="P10"/>
              </text:list-item>
            </text:list>
          </table:table-cell>
          <table:table-cell table:style-name="Tabela1.B1" office:value-type="string">
            <text:p text:style-name="P7">FRAQUEZAS</text:p>
            <text:p text:style-name="P5"/>
            <text:list xml:id="list80608535500762" text:continue-numbering="true" text:style-name="L1">
              <text:list-item>
                <text:p text:style-name="P9">Catálogo de produtos muito limitado;</text:p>
                <text:p text:style-name="P9"/>
              </text:list-item>
              <text:list-item>
                <text:p text:style-name="P11">Produto que divide opiniões;</text:p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7">OPORTUNIDADES</text:p>
            <text:p text:style-name="P5"/>
            <text:list xml:id="list80608967720445" text:continue-numbering="true" text:style-name="L1">
              <text:list-item>
                <text:p text:style-name="P10">Possibilidade de expansão do catálogo de produtos;</text:p>
                <text:p text:style-name="P10"/>
              </text:list-item>
              <text:list-item>
                <text:p text:style-name="P10">Com a economia em uma situação complicada, o preço competitivo pode ajudar o consumidor na hora de escolher um biscoito;</text:p>
              </text:list-item>
            </text:list>
          </table:table-cell>
          <table:table-cell table:style-name="Tabela1.B2" office:value-type="string">
            <text:p text:style-name="P7">AMEAÇAS</text:p>
            <text:p text:style-name="P5"/>
            <text:list xml:id="list80609524868511" text:continue-numbering="true" text:style-name="L1">
              <text:list-item>
                <text:p text:style-name="P10">Novas empresas e marcas introduzindo novos tipos de biscoitos no mercado;</text:p>
                <text:p text:style-name="P10"/>
              </text:list-item>
              <text:list-item>
                <text:p text:style-name="P10">Pouco foco no merchandising e na parceria, visto que os concorrentes se empenham em cada vez mais se relacionar com outras marcas e produtos (ex: Oreo + Hersheys);</text:p>
                <text:p text:style-name="P10"/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7T16:09:59.589380030</meta:creation-date>
    <dc:date>2021-10-05T08:06:08.310396365</dc:date>
    <meta:editing-duration>PT35M2S</meta:editing-duration>
    <meta:editing-cycles>6</meta:editing-cycles>
    <meta:generator>LibreOffice/7.1.6.2.0$Linux_X86_64 LibreOffice_project/10$Build-2</meta:generator>
    <dc:creator>Marshall </dc:creator>
    <meta:document-statistic meta:table-count="1" meta:image-count="0" meta:object-count="0" meta:page-count="1" meta:paragraph-count="20" meta:word-count="106" meta:character-count="617" meta:non-whitespace-character-count="538"/>
  </office:meta>
</office:document-meta>
</file>